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string" calcext:value-type="string">
            <text:p>og</text:p>
          </table:table-cell>
          <table:table-cell office:value-type="float" office:value="0.589598" calcext:value-type="float">
            <text:p>0.589598</text:p>
          </table:table-cell>
          <table:table-cell office:value-type="float" office:value="0.624402" calcext:value-type="float">
            <text:p>0.624402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3.715532" calcext:value-type="float">
            <text:p>3.715532</text:p>
          </table:table-cell>
          <table:table-cell office:value-type="float" office:value="2.672113" calcext:value-type="float">
            <text:p>2.672113</text:p>
          </table:table-cell>
          <table:table-cell office:value-type="float" office:value="0.674935" calcext:value-type="float">
            <text:p>0.674935</text:p>
          </table:table-cell>
          <table:table-cell office:value-type="float" office:value="375.2" calcext:value-type="float">
            <text:p>375.2</text:p>
          </table:table-cell>
          <table:table-cell office:value-type="float" office:value="0.036681" calcext:value-type="float">
            <text:p>0.036681</text:p>
          </table:table-cell>
          <table:table-cell office:value-type="float" office:value="0.040607" calcext:value-type="float">
            <text:p>0.040607</text:p>
          </table:table-cell>
          <table:table-cell office:value-type="float" office:value="0.031039" calcext:value-type="float">
            <text:p>0.031039</text:p>
          </table:table-cell>
          <table:table-cell office:value-type="float" office:value="0.469496" calcext:value-type="float">
            <text:p>0.469496</text:p>
          </table:table-cell>
          <table:table-cell office:value-type="float" office:value="0.185056" calcext:value-type="float">
            <text:p>0.185056</text:p>
          </table:table-cell>
          <table:table-cell office:value-type="float" office:value="0.031256" calcext:value-type="float">
            <text:p>0.031256</text:p>
          </table:table-cell>
          <table:table-cell office:value-type="float" office:value="19.730405" calcext:value-type="float">
            <text:p>19.730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sed_panel_19_deid4</text:p>
          </table:table-cell>
          <table:table-cell office:value-type="string" calcext:value-type="string">
            <text:p>deid4</text:p>
          </table:table-cell>
          <table:table-cell office:value-type="float" office:value="0.771152" calcext:value-type="float">
            <text:p>0.771152</text:p>
          </table:table-cell>
          <table:table-cell office:value-type="float" office:value="0.556414" calcext:value-type="float">
            <text:p>0.556414</text:p>
          </table:table-cell>
          <table:table-cell office:value-type="float" office:value="0.802055" calcext:value-type="float">
            <text:p>0.802055</text:p>
          </table:table-cell>
          <table:table-cell office:value-type="float" office:value="2.531725" calcext:value-type="float">
            <text:p>2.531725</text:p>
          </table:table-cell>
          <table:table-cell office:value-type="float" office:value="1.604048" calcext:value-type="float">
            <text:p>1.604048</text:p>
          </table:table-cell>
          <table:table-cell office:value-type="float" office:value="2.690242" calcext:value-type="float">
            <text:p>2.690242</text:p>
          </table:table-cell>
          <table:table-cell office:value-type="float" office:value="161.7" calcext:value-type="float">
            <text:p>161.7</text:p>
          </table:table-cell>
          <table:table-cell office:value-type="float" office:value="0.007581" calcext:value-type="float">
            <text:p>0.007581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0.14499" calcext:value-type="float">
            <text:p>0.14499</text:p>
          </table:table-cell>
          <table:table-cell office:value-type="float" office:value="0.081727" calcext:value-type="float">
            <text:p>0.081727</text:p>
          </table:table-cell>
          <table:table-cell office:value-type="float" office:value="0.090394" calcext:value-type="float">
            <text:p>0.090394</text:p>
          </table:table-cell>
          <table:table-cell office:value-type="float" office:value="13.695498" calcext:value-type="float">
            <text:p>13.695498</text:p>
          </table:table-cell>
          <table:table-cell office:value-type="float" office:value="0.067988" calcext:value-type="float">
            <text:p>0.067988</text:p>
          </table:table-cell>
          <table:table-cell office:value-type="float" office:value="-0.274736" calcext:value-type="float">
            <text:p>-0.274736</text:p>
          </table:table-cell>
        </table:table-row>
        <table:table-row table:style-name="ro2">
          <table:table-cell office:value-type="string" calcext:value-type="string">
            <text:p>processed_panel_19_deid8</text:p>
          </table:table-cell>
          <table:table-cell office:value-type="string" calcext:value-type="string">
            <text:p>deid8</text:p>
          </table:table-cell>
          <table:table-cell office:value-type="float" office:value="0.777511" calcext:value-type="float">
            <text:p>0.777511</text:p>
          </table:table-cell>
          <table:table-cell office:value-type="float" office:value="0.562454" calcext:value-type="float">
            <text:p>0.562454</text:p>
          </table:table-cell>
          <table:table-cell office:value-type="float" office:value="0.804977" calcext:value-type="float">
            <text:p>0.804977</text:p>
          </table:table-cell>
          <table:table-cell office:value-type="float" office:value="2.415351" calcext:value-type="float">
            <text:p>2.415351</text:p>
          </table:table-cell>
          <table:table-cell office:value-type="float" office:value="1.583631" calcext:value-type="float">
            <text:p>1.583631</text:p>
          </table:table-cell>
          <table:table-cell office:value-type="float" office:value="2.874684" calcext:value-type="float">
            <text:p>2.874684</text:p>
          </table:table-cell>
          <table:table-cell office:value-type="float" office:value="157.3" calcext:value-type="float">
            <text:p>157.3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19438" calcext:value-type="float">
            <text:p>0.01943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0.160363" calcext:value-type="float">
            <text:p>0.160363</text:p>
          </table:table-cell>
          <table:table-cell office:value-type="float" office:value="0.051427" calcext:value-type="float">
            <text:p>0.051427</text:p>
          </table:table-cell>
          <table:table-cell office:value-type="float" office:value="0.080253" calcext:value-type="float">
            <text:p>0.080253</text:p>
          </table:table-cell>
          <table:table-cell office:value-type="float" office:value="11.353414" calcext:value-type="float">
            <text:p>11.353414</text:p>
          </table:table-cell>
          <table:table-cell office:value-type="float" office:value="0.061949" calcext:value-type="float">
            <text:p>0.061949</text:p>
          </table:table-cell>
          <table:table-cell office:value-type="float" office:value="-0.277658" calcext:value-type="float">
            <text:p>-0.277658</text:p>
          </table:table-cell>
        </table:table-row>
        <table:table-row table:style-name="ro1">
          <table:table-cell office:value-type="string" calcext:value-type="string">
            <text:p>processed_panel_19_deid16</text:p>
          </table:table-cell>
          <table:table-cell office:value-type="string" calcext:value-type="string">
            <text:p>deid16</text:p>
          </table:table-cell>
          <table:table-cell office:value-type="float" office:value="0.776563" calcext:value-type="float">
            <text:p>0.776563</text:p>
          </table:table-cell>
          <table:table-cell office:value-type="float" office:value="0.532416" calcext:value-type="float">
            <text:p>0.532416</text:p>
          </table:table-cell>
          <table:table-cell office:value-type="float" office:value="0.805295" calcext:value-type="float">
            <text:p>0.805295</text:p>
          </table:table-cell>
          <table:table-cell office:value-type="float" office:value="2.561882" calcext:value-type="float">
            <text:p>2.561882</text:p>
          </table:table-cell>
          <table:table-cell office:value-type="float" office:value="1.585776" calcext:value-type="float">
            <text:p>1.585776</text:p>
          </table:table-cell>
          <table:table-cell office:value-type="float" office:value="2.982553" calcext:value-type="float">
            <text:p>2.982553</text:p>
          </table:table-cell>
          <table:table-cell office:value-type="float" office:value="144.6" calcext:value-type="float">
            <text:p>144.6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.024049" calcext:value-type="float">
            <text:p>0.024049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17364" calcext:value-type="float">
            <text:p>0.17364</text:p>
          </table:table-cell>
          <table:table-cell office:value-type="float" office:value="0.052708" calcext:value-type="float">
            <text:p>0.052708</text:p>
          </table:table-cell>
          <table:table-cell office:value-type="float" office:value="0.14868" calcext:value-type="float">
            <text:p>0.14868</text:p>
          </table:table-cell>
          <table:table-cell office:value-type="float" office:value="8.771165" calcext:value-type="float">
            <text:p>8.771165</text:p>
          </table:table-cell>
          <table:table-cell office:value-type="float" office:value="0.091986" calcext:value-type="float">
            <text:p>0.091986</text:p>
          </table:table-cell>
          <table:table-cell office:value-type="float" office:value="-0.277975" calcext:value-type="float">
            <text:p>-0.277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37:13.583877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28:13.417222457</meta:creation-date>
    <dc:date>2020-08-27T15:37:35.372928778</dc:date>
    <meta:editing-duration>PT2M1S</meta:editing-duration>
    <meta:editing-cycles>2</meta:editing-cycles>
    <meta:generator>LibreOffice/6.4.4.2$Linux_X86_64 LibreOffice_project/40$Build-2</meta:generator>
    <meta:document-statistic meta:table-count="1" meta:cell-count="90" meta:object-count="0"/>
  </office:meta>
</office:document-meta>
</file>